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01cm" fo:margin-left="0.064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5.689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2d22a" officeooo:paragraph-rsid="0002d22a"/>
    </style:style>
    <style:style style:name="P2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paragraph-rsid="002a46e2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2a46e2" officeooo:paragraph-rsid="002a46e2" style:font-name-asian="Nimbus Mono L" style:font-size-asian="10pt" style:font-name-complex="Liberation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0pt" officeooo:rsid="002a46e2" officeooo:paragraph-rsid="002a46e2" style:font-name-asian="Nimbus Mono L" style:font-size-asian="10pt" style:font-name-complex="Liberation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0pt" officeooo:rsid="00554309" officeooo:paragraph-rsid="00554309" style:font-name-asian="Nimbus Mono L" style:font-size-asian="10pt" style:font-name-complex="Liberation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officeooo:rsid="004d950f" officeooo:paragraph-rsid="004d950f" style:font-name-asian="Nimbus Mono L" style:font-size-asian="10pt" style:font-name-complex="Liberation Mono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Mono" fo:font-size="10pt" fo:font-style="normal" officeooo:rsid="0056a728" officeooo:paragraph-rsid="0056a728" style:font-name-asian="Nimbus Mono L" style:font-size-asian="10pt" style:font-style-asian="normal" style:font-name-complex="Liberation Mono" style:font-size-complex="10pt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Liberation Mono" fo:font-size="10pt" fo:font-style="normal" officeooo:rsid="004d950f" officeooo:paragraph-rsid="004d950f" style:font-name-asian="Nimbus Mono L" style:font-size-asian="10pt" style:font-style-asian="normal" style:font-name-complex="Liberation Mono" style:font-size-complex="10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1" style:family="paragraph" style:parent-style-name="Header">
      <style:paragraph-properties fo:text-align="center" style:justify-single-word="false"/>
      <style:text-properties fo:font-size="13pt" officeooo:rsid="00adcd69" officeooo:paragraph-rsid="005d9609" style:font-size-asian="13pt" style:font-size-complex="13pt"/>
    </style:style>
    <style:style style:name="P12" style:family="paragraph" style:parent-style-name="Preformatted_20_Text">
      <style:text-properties officeooo:rsid="00033cca" officeooo:paragraph-rsid="00033cca"/>
    </style:style>
    <style:style style:name="T1" style:family="text">
      <style:text-properties officeooo:rsid="002a46e2"/>
    </style:style>
    <style:style style:name="T2" style:family="text">
      <style:text-properties officeooo:rsid="00033cca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span text:style-name="T3">After Sale Service Status Report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6">Service</text:p>
          </table:table-cell>
          <table:table-cell table:style-name="Table1.B1" office:value-type="string">
            <text:p text:style-name="P5">Customer</text:p>
          </table:table-cell>
          <table:table-cell table:style-name="Table1.B1" office:value-type="string">
            <text:p text:style-name="P8">Assigned To</text:p>
          </table:table-cell>
          <table:table-cell table:style-name="Table1.A1" office:value-type="string">
            <text:p text:style-name="P9">status</text:p>
            <text:p text:style-name="P7"/>
          </table:table-cell>
        </table:table-row>
        <table:table-row>
          <table:table-cell table:style-name="Table1.A1" table:number-columns-spanned="4" office:value-type="string">
            <text:p text:style-name="P3"><text:text-input text:description="&lt;for each=&quot;line in get_move_lines(o)&quot;&gt;">For start</text:text-input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<text:span text:style-name="T1"><text:text-input text:description="&lt;line['service']&gt;">Name</text:text-input></text:span><text:span text:style-name="T1"> </text:span></text:p>
          </table:table-cell>
          <table:table-cell table:style-name="Table1.A3" office:value-type="string">
            <text:p text:style-name="P4"><text:text-input text:description="&lt;line['customer']&gt;">Customer</text:text-input></text:p>
          </table:table-cell>
          <table:table-cell table:style-name="Table1.A3" office:value-type="string">
            <text:p text:style-name="P4"><text:text-input text:description="&lt;line['assign']&gt;">Assigned</text:text-input></text:p>
          </table:table-cell>
          <table:table-cell table:style-name="Table1.D3" office:value-type="string">
            <text:p text:style-name="P2"><text:text-input text:description="&lt;line['status']&gt;">Status</text:text-input></text:p>
          </table:table-cell>
        </table:table-row>
        <table:table-row>
          <table:table-cell table:style-name="Table1.D3" table:number-columns-spanned="4" office:value-type="string">
            <text:p text:style-name="P2"><text:text-input text:description="&lt;/for&gt;">For end</text:text-input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officeooo:rsid="00adcd69" officeooo:paragraph-rsid="005d9609" style:font-size-asian="13pt" style:font-size-complex="13pt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5T17:20:03.954515415</dc:date>
    <meta:editing-duration>PT19H22M12S</meta:editing-duration>
    <meta:editing-cycles>45</meta:editing-cycles>
    <meta:generator>LibreOffice/4.2.8.2$Linux_X86_64 LibreOffice_project/420m0$Build-2</meta:generator>
    <meta:document-statistic meta:table-count="1" meta:image-count="0" meta:object-count="0" meta:page-count="1" meta:paragraph-count="12" meta:word-count="34" meta:character-count="134" meta:non-whitespace-character-count="124"/>
  </office:meta>
</office:document-meta>
</file>